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178" manifest:media-type="application/vnd.sun.star.oleobject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177" manifest:media-type="application/vnd.sun.star.oleobject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176" manifest:media-type="application/vnd.sun.star.oleobject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173" manifest:media-type="application/vnd.sun.star.oleobject"/>
  <manifest:file-entry manifest:full-path="Obj175" manifest:media-type="application/vnd.sun.star.oleobject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174" manifest:media-type="application/vnd.sun.star.oleobjec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172" manifest:media-type="application/vnd.sun.star.oleobjec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179" manifest:media-type="application/vnd.sun.star.oleobject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165" manifest:media-type="application/vnd.sun.star.oleobject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180" manifest:media-type="application/vnd.sun.star.oleobject"/>
  <manifest:file-entry manifest:full-path="Obj184" manifest:media-type="application/vnd.sun.star.oleobject"/>
  <manifest:file-entry manifest:full-path="Obj162" manifest:media-type="application/vnd.sun.star.oleobject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163" manifest:media-type="application/vnd.sun.star.oleobjec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169" manifest:media-type="application/vnd.sun.star.oleobject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185" manifest:media-type="application/vnd.sun.star.oleobject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164" manifest:media-type="application/vnd.sun.star.oleobject"/>
  <manifest:file-entry manifest:full-path="Obj182" manifest:media-type="application/vnd.sun.star.oleobject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183" manifest:media-type="application/vnd.sun.star.oleobject"/>
  <manifest:file-entry manifest:full-path="Obj181" manifest:media-type="application/vnd.sun.star.oleobject"/>
  <manifest:file-entry manifest:full-path="Obj161" manifest:media-type="application/vnd.sun.star.oleobject"/>
  <manifest:file-entry manifest:full-path="manifest.rdf" manifest:media-type="application/rdf+xml"/>
  <manifest:file-entry manifest:full-path="Obj166" manifest:media-type="application/vnd.sun.star.oleobjec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157" manifest:media-type="application/vnd.sun.star.oleobject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156" manifest:media-type="application/vnd.sun.star.oleobject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158" manifest:media-type="application/vnd.sun.star.oleobject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167" manifest:media-type="application/vnd.sun.star.oleobject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160" manifest:media-type="application/vnd.sun.star.oleobject"/>
  <manifest:file-entry manifest:full-path="Obj159" manifest:media-type="application/vnd.sun.star.oleobjec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170" manifest:media-type="application/vnd.sun.star.oleobject"/>
  <manifest:file-entry manifest:full-path="Obj168" manifest:media-type="application/vnd.sun.star.oleobject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171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1cm" style:rel-column-width="567*"/>
    </style:style>
    <style:style style:name="Table1.B" style:family="table-column">
      <style:table-column-properties style:column-width="14.921cm" style:rel-column-width="84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15.921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1cm" style:rel-column-width="567*"/>
    </style:style>
    <style:style style:name="Table3.B" style:family="table-column">
      <style:table-column-properties style:column-width="14.921cm" style:rel-column-width="8459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5.921cm" table:align="margins" style:writing-mode="lr-tb"/>
    </style:style>
    <style:style style:name="Table4.A" style:family="table-column">
      <style:table-column-properties style:column-width="15.921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1cm" style:rel-column-width="567*"/>
    </style:style>
    <style:style style:name="Table5.B" style:family="table-column">
      <style:table-column-properties style:column-width="14.921cm" style:rel-column-width="845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15.921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cm" style:rel-column-width="567*"/>
    </style:style>
    <style:style style:name="Table7.B" style:family="table-column">
      <style:table-column-properties style:column-width="14.921cm" style:rel-column-width="845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5.921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.921cm" table:align="margins" style:writing-mode="lr-tb"/>
    </style:style>
    <style:style style:name="Table9.A" style:family="table-column">
      <style:table-column-properties style:column-width="1cm" style:rel-column-width="567*"/>
    </style:style>
    <style:style style:name="Table9.B" style:family="table-column">
      <style:table-column-properties style:column-width="14.921cm" style:rel-column-width="8459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10" style:family="table">
      <style:table-properties style:width="15.921cm" table:align="margins" style:writing-mode="lr-tb"/>
    </style:style>
    <style:style style:name="Table10.A" style:family="table-column">
      <style:table-column-properties style:column-width="15.921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.921cm" table:align="margins" style:writing-mode="lr-tb"/>
    </style:style>
    <style:style style:name="Table11.A" style:family="table-column">
      <style:table-column-properties style:column-width="1cm" style:rel-column-width="567*"/>
    </style:style>
    <style:style style:name="Table11.B" style:family="table-column">
      <style:table-column-properties style:column-width="14.921cm" style:rel-column-width="8459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2" style:family="table">
      <style:table-properties style:width="15.921cm" table:align="margins" style:writing-mode="lr-tb"/>
    </style:style>
    <style:style style:name="Table12.A" style:family="table-column">
      <style:table-column-properties style:column-width="15.921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.921cm" table:align="margins" style:writing-mode="lr-tb"/>
    </style:style>
    <style:style style:name="Table13.A" style:family="table-column">
      <style:table-column-properties style:column-width="1cm" style:rel-column-width="567*"/>
    </style:style>
    <style:style style:name="Table13.B" style:family="table-column">
      <style:table-column-properties style:column-width="14.921cm" style:rel-column-width="8459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4" style:family="table">
      <style:table-properties style:width="15.921cm" table:align="margins" style:writing-mode="lr-tb"/>
    </style:style>
    <style:style style:name="Table14.A" style:family="table-column">
      <style:table-column-properties style:column-width="15.921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5.921cm" table:align="margins" style:writing-mode="lr-tb"/>
    </style:style>
    <style:style style:name="Table15.A" style:family="table-column">
      <style:table-column-properties style:column-width="1cm" style:rel-column-width="567*"/>
    </style:style>
    <style:style style:name="Table15.B" style:family="table-column">
      <style:table-column-properties style:column-width="14.921cm" style:rel-column-width="8459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6" style:family="table">
      <style:table-properties style:width="15.921cm" table:align="margins" style:writing-mode="lr-tb"/>
    </style:style>
    <style:style style:name="Table16.A" style:family="table-column">
      <style:table-column-properties style:column-width="15.921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.921cm" table:align="margins" style:writing-mode="lr-tb"/>
    </style:style>
    <style:style style:name="Table17.A" style:family="table-column">
      <style:table-column-properties style:column-width="1cm" style:rel-column-width="567*"/>
    </style:style>
    <style:style style:name="Table17.B" style:family="table-column">
      <style:table-column-properties style:column-width="14.921cm" style:rel-column-width="8459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8" style:family="table">
      <style:table-properties style:width="15.921cm" table:align="margins" style:writing-mode="lr-tb"/>
    </style:style>
    <style:style style:name="Table18.A" style:family="table-column">
      <style:table-column-properties style:column-width="15.921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.921cm" table:align="margins" style:writing-mode="lr-tb"/>
    </style:style>
    <style:style style:name="Table19.A" style:family="table-column">
      <style:table-column-properties style:column-width="1cm" style:rel-column-width="567*"/>
    </style:style>
    <style:style style:name="Table19.B" style:family="table-column">
      <style:table-column-properties style:column-width="14.921cm" style:rel-column-width="8459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20" style:family="table">
      <style:table-properties style:width="15.921cm" table:align="margins" style:writing-mode="lr-tb"/>
    </style:style>
    <style:style style:name="Table20.A" style:family="table-column">
      <style:table-column-properties style:column-width="15.921cm" style:rel-column-width="65535*"/>
    </style:style>
    <style:style style:name="Table20.A1" style:family="table-cell">
      <style:table-cell-properties fo:padding="0.097cm" fo:border="0.05pt solid #000000"/>
    </style:style>
    <style:style style:name="P1" style:family="paragraph" style:parent-style-name="HTML_20_Preformatted">
      <loext:graphic-properties draw:fill="solid" draw:fill-color="#ffffff"/>
      <style:paragraph-properties style:line-height-at-least="0.55cm" fo:background-color="#ffffff"/>
    </style:style>
    <style:style style:name="P2" style:family="paragraph" style:parent-style-name="HTML_20_Preformatted">
      <loext:graphic-properties draw:fill="solid" draw:fill-color="#ffffff"/>
      <style:paragraph-properties style:line-height-at-least="0.55cm" fo:text-align="justify" style:justify-single-word="false" fo:background-color="#ffffff"/>
    </style:style>
    <style:style style:name="P3" style:family="paragraph" style:parent-style-name="HTML_20_Preformatted">
      <loext:graphic-properties draw:fill="solid" draw:fill-color="#ffffff"/>
      <style:paragraph-properties style:line-height-at-least="0.55cm" fo:text-align="justify" style:justify-single-word="false" fo:background-color="#ffffff"/>
      <style:text-properties officeooo:paragraph-rsid="00092b56"/>
    </style:style>
    <style:style style:name="P4" style:family="paragraph" style:parent-style-name="HTML_20_Preformatted">
      <loext:graphic-properties draw:fill="solid" draw:fill-color="#ffffff"/>
      <style:paragraph-properties style:line-height-at-least="0.55cm" fo:text-align="justify" style:justify-single-word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 style:font-style-complex="italic"/>
    </style:style>
    <style:style style:name="P5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P6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style:font-name="Courier New" fo:font-size="12pt" style:font-size-asian="12pt" style:font-name-complex="Courier New1" style:font-size-complex="12pt"/>
    </style:style>
    <style:style style:name="P7" style:family="paragraph" style:parent-style-name="HTML_20_Preformatted">
      <loext:graphic-properties draw:fill="solid" draw:fill-color="#ffffff"/>
      <style:paragraph-properties style:line-height-at-least="0.55cm" fo:background-color="#ffffff"/>
      <style:text-properties style:font-name="Courier New" fo:font-size="12pt" officeooo:paragraph-rsid="00092b56" style:font-size-asian="12pt" style:font-name-complex="Courier New1" style:font-size-complex="12pt"/>
    </style:style>
    <style:style style:name="P8" style:family="paragraph" style:parent-style-name="HTML_20_Preformatte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/>
    </style:style>
    <style:style style:name="P9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</style:style>
    <style:style style:name="P10" style:family="paragraph" style:parent-style-name="HTML_20_Preformatted">
      <loext:graphic-properties draw:fill="solid" draw:fill-color="#ffffff"/>
      <style:paragraph-properties fo:margin-left="0cm" fo:margin-right="0cm" style:line-height-at-least="0.55cm" fo:text-indent="1.251cm" style:auto-text-indent="false" fo:background-color="#ffffff"/>
      <style:text-properties fo:color="#000000" style:font-name="Times New Roman" fo:font-size="14pt" style:font-size-asian="14pt" style:font-name-complex="Times New Roman1" style:font-size-complex="14pt"/>
    </style:style>
    <style:style style:name="P11" style:family="paragraph" style:parent-style-name="HTML_20_Preformatte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>
        <style:tab-stops>
          <style:tab-stop style:position="1.251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 style:font-style-complex="italic"/>
    </style:style>
    <style:style style:name="P12" style:family="paragraph" style:parent-style-name="HTML_20_Preformatte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/>
      <style:text-properties style:font-name="Times New Roman" fo:font-size="14pt" style:font-size-asian="14pt" style:font-name-complex="Times New Roman1" style:font-size-complex="14pt" style:font-style-complex="italic"/>
    </style:style>
    <style:style style:name="P13" style:family="paragraph" style:parent-style-name="List_20_Paragraph" style:list-style-name="WWNum3">
      <style:paragraph-properties fo:margin-left="0cm" fo:margin-right="0cm" fo:line-height="150%" fo:text-indent="1.249cm" style:auto-text-indent="false"/>
    </style:style>
    <style:style style:name="P14" style:family="paragraph" style:parent-style-name="Standard">
      <style:paragraph-properties fo:line-height="115%" fo:text-align="justify" style:justify-single-word="false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00%"/>
    </style:style>
    <style:style style:name="P17" style:family="paragraph" style:parent-style-name="Standard">
      <style:paragraph-properties fo:line-height="100%" fo:text-align="justify" style:justify-single-word="false"/>
    </style:style>
    <style:style style:name="P18" style:family="paragraph" style:parent-style-name="Standard">
      <loext:graphic-properties draw:fill="solid" draw:fill-color="#ffffff"/>
      <style:paragraph-properties fo:margin-left="0cm" fo:margin-right="0cm" style:line-height-at-least="0.55cm" fo:text-align="justify" style:justify-single-word="false" fo:text-indent="1.251cm" style:auto-text-indent="false" fo:background-color="#ffffff"/>
      <style:text-properties style:font-name="Times New Roman" fo:font-size="14pt" fo:font-style="italic" officeooo:paragraph-rsid="00092b56" style:font-size-asian="14pt" style:font-style-asian="italic" style:font-name-complex="Times New Roman1" style:font-size-complex="14pt" style:font-style-complex="italic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0" style:family="paragraph" style:parent-style-name="Standard">
      <style:paragraph-properties fo:margin-left="0cm" fo:margin-right="0cm" fo:line-height="100%" fo:text-indent="0cm" style:auto-text-indent="false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00%" fo:text-indent="0cm" style:auto-text-indent="false"/>
      <style:text-properties officeooo:paragraph-rsid="0007058b"/>
    </style:style>
    <style:style style:name="P24" style:family="paragraph" style:parent-style-name="Standard">
      <style:paragraph-properties fo:margin-left="0cm" fo:margin-right="0cm" fo:line-height="100%" fo:text-indent="0cm" style:auto-text-indent="false"/>
      <style:text-properties officeooo:paragraph-rsid="00078ff4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26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officeooo:paragraph-rsid="00078ff4" style:font-size-asian="14pt" style:font-name-complex="Times New Roman1" style:font-size-complex="14pt"/>
    </style:style>
    <style:style style:name="P29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1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32" style:family="paragraph" style:parent-style-name="Standard">
      <style:paragraph-properties fo:margin-left="0cm" fo:margin-right="0cm" fo:line-height="100%" fo:text-indent="0cm" style:auto-text-indent="false"/>
      <style:text-properties style:font-name="Times New Roman" fo:font-size="13.5pt" style:font-size-asian="13.5pt" style:font-name-complex="Times New Roman1" style:font-size-complex="13.5pt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37" style:family="paragraph" style:parent-style-name="Standard">
      <loext:graphic-properties draw:fill="solid" draw:fill-color="#ffffff"/>
      <style:paragraph-properties fo:margin-left="0cm" fo:margin-right="0cm" style:line-height-at-least="0.55cm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8" style:family="paragraph" style:parent-style-name="Standard">
      <style:paragraph-properties fo:margin-left="0cm" fo:margin-right="0cm" fo:line-height="100%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fo:font-size="14pt" fo:font-style="italic" officeooo:paragraph-rsid="0007058b" style:font-size-asian="14pt" style:font-style-asian="italic" style:font-size-complex="14pt" style:font-style-complex="italic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style:font-name="Courier New" fo:font-size="12pt" style:font-size-asian="12pt" style:font-name-complex="Courier New1" style:font-size-complex="12pt"/>
    </style:style>
    <style:style style:name="P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rsid="0007058b" officeooo:paragraph-rsid="0007058b"/>
    </style:style>
    <style:style style:name="P42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auto"/>
    </style:style>
    <style:style style:name="P4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44" style:family="paragraph" style:parent-style-name="Standard">
      <style:paragraph-properties fo:margin-left="0cm" fo:margin-right="0cm" fo:line-height="100%" fo:text-indent="1.249cm" style:auto-text-indent="false"/>
    </style:style>
    <style:style style:name="P45" style:family="paragraph" style:parent-style-name="Standard">
      <style:paragraph-properties fo:margin-left="0cm" fo:margin-right="0cm" fo:line-height="100%" fo:text-align="justify" style:justify-single-word="false" fo:text-indent="1.249cm" style:auto-text-indent="false"/>
    </style:style>
    <style:style style:name="P46" style:family="paragraph" style:parent-style-name="Standard">
      <style:paragraph-properties fo:margin-left="0cm" fo:margin-right="0cm" fo:line-height="100%" fo:text-indent="1.249cm" style:auto-text-indent="false"/>
      <style:text-properties officeooo:paragraph-rsid="00078ff4"/>
    </style:style>
    <style:style style:name="P47" style:family="paragraph" style:parent-style-name="Standard">
      <style:paragraph-properties fo:margin-left="0cm" fo:margin-right="0cm" fo:line-height="100%" fo:text-indent="1.249cm" style:auto-text-indent="false"/>
      <style:text-properties officeooo:paragraph-rsid="00092b56"/>
    </style:style>
    <style:style style:name="P48" style:family="paragraph" style:parent-style-name="Standard">
      <style:paragraph-properties fo:margin-left="0cm" fo:margin-right="0cm" fo:line-height="100%" fo:text-indent="1.249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49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5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51" style:family="paragraph" style:parent-style-name="Standard">
      <style:paragraph-properties fo:margin-left="1.249cm" fo:margin-right="0cm" fo:line-height="100%" fo:text-indent="0cm" style:auto-text-indent="false"/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P52" style:family="paragraph" style:parent-style-name="Standard">
      <style:paragraph-properties fo:margin-left="1.249cm" fo:margin-right="0cm" fo:line-height="100%" fo:text-indent="0cm" style:auto-text-indent="false"/>
      <style:text-properties style:font-name="Times New Roman" fo:font-size="14pt" fo:font-style="italic" officeooo:paragraph-rsid="00078ff4" style:font-size-asian="14pt" style:font-style-asian="italic" style:font-name-complex="Times New Roman1" style:font-size-complex="14pt"/>
    </style:style>
    <style:style style:name="P53" style:family="paragraph" style:parent-style-name="Standard">
      <style:paragraph-properties fo:margin-left="1.249cm" fo:margin-right="0cm" fo:line-height="100%" fo:text-indent="0cm" style:auto-text-indent="false"/>
    </style:style>
    <style:style style:name="P54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55" style:family="paragraph" style:parent-style-name="Preformatted_20_Text">
      <style:text-properties fo:font-size="9pt" style:font-size-asian="9pt" style:font-size-complex="9pt"/>
    </style:style>
    <style:style style:name="P56" style:family="paragraph" style:parent-style-name="Preformatted_20_Text">
      <style:text-properties style:font-name="Calibri1" fo:font-size="9pt" style:font-size-asian="9pt" style:font-name-complex="Times New Roman1" style:font-size-complex="9pt"/>
    </style:style>
    <style:style style:name="P57" style:family="paragraph" style:parent-style-name="Preformatted_20_Text">
      <style:paragraph-properties fo:margin-top="0cm" fo:margin-bottom="0.499cm" loext:contextual-spacing="false"/>
    </style:style>
    <style:style style:name="P58" style:family="paragraph" style:parent-style-name="Preformatted_20_Text">
      <style:paragraph-properties fo:margin-top="0cm" fo:margin-bottom="0.499cm" loext:contextual-spacing="false"/>
      <style:text-properties fo:font-size="9pt" style:font-size-asian="9pt" style:font-size-complex="9pt"/>
    </style:style>
    <style:style style:name="P59" style:family="paragraph" style:parent-style-name="Preformatted_20_Text">
      <style:paragraph-properties fo:margin-left="0cm" fo:margin-right="0cm" fo:text-indent="0cm" style:auto-text-indent="false"/>
    </style:style>
    <style:style style:name="P60" style:family="paragraph" style:parent-style-name="Preformatted_20_Tex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6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9pt" style:font-size-asian="9pt" style:font-size-complex="9pt"/>
    </style:style>
    <style:style style:name="P62" style:family="paragraph" style:parent-style-name="Table_20_Contents">
      <style:text-properties officeooo:rsid="0007058b" officeooo:paragraph-rsid="0007058b"/>
    </style:style>
    <style:style style:name="P63" style:family="paragraph" style:parent-style-name="Table_20_Contents">
      <style:text-properties officeooo:rsid="0007058b" officeooo:paragraph-rsid="00078ff4"/>
    </style:style>
    <style:style style:name="P64" style:family="paragraph" style:parent-style-name="Table_20_Contents">
      <style:text-properties fo:font-size="9pt" style:font-size-asian="9pt" style:font-size-complex="9pt"/>
    </style:style>
    <style:style style:name="P65" style:family="paragraph" style:parent-style-name="Table_20_Contents">
      <style:text-properties officeooo:rsid="00078ff4" officeooo:paragraph-rsid="00078ff4"/>
    </style:style>
    <style:style style:name="P66" style:family="paragraph" style:parent-style-name="Table_20_Contents">
      <style:text-properties style:font-name="Times New Roman" fo:font-size="14pt" officeooo:rsid="00078ff4" officeooo:paragraph-rsid="00078ff4" style:font-size-asian="14pt" style:font-name-complex="Times New Roman1" style:font-size-complex="14pt"/>
    </style:style>
    <style:style style:name="P67" style:family="paragraph" style:parent-style-name="Table_20_Contents">
      <style:text-properties style:font-name="Calibri1" fo:font-size="11pt" officeooo:rsid="00078ff4" officeooo:paragraph-rsid="00078ff4" style:font-name-asian="Times New Roman1" style:font-size-asian="11pt" style:font-name-complex="Courier New1" style:font-size-complex="11pt"/>
    </style:style>
    <style:style style:name="P68" style:family="paragraph" style:parent-style-name="Table_20_Contents">
      <style:text-properties style:font-name="Calibri1" fo:font-size="11pt" officeooo:rsid="00092b56" officeooo:paragraph-rsid="00092b56" style:font-name-asian="Times New Roman1" style:font-size-asian="11pt" style:font-name-complex="Courier New1" style:font-size-complex="11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 style:font-weight-complex="bold"/>
    </style:style>
    <style:style style:name="T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07058b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style:font-name-asian="HiddenHorzOCR" style:font-size-asian="14pt" style:language-asian="ru" style:country-asian="RU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13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T17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6pt"/>
    </style:style>
    <style:style style:name="T18" style:family="text">
      <style:text-properties style:font-name="Times New Roman" fo:font-size="13.5pt" style:font-size-asian="13.5pt" style:font-name-complex="Times New Roman1" style:font-size-complex="13.5pt"/>
    </style:style>
    <style:style style:name="T19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0" style:family="text">
      <style:text-properties fo:color="#000000" style:font-name="Times New Roman" fo:font-size="14pt" fo:font-style="italic" style:font-name-asian="Times New Roman1" style:font-size-asian="14pt" style:language-asian="ru" style:country-asian="RU" style:font-style-asian="italic" style:font-name-complex="Times New Roman1" style:font-size-complex="14pt"/>
    </style:style>
    <style:style style:name="T21" style:family="text">
      <style:text-properties fo:color="#000000" style:font-name="Times New Roman" fo:font-size="14pt" fo:font-style="italic" style:font-size-asian="14pt" style:font-style-asian="italic" style:font-name-complex="Times New Roman1" style:font-size-complex="14pt"/>
    </style:style>
    <style:style style:name="T22" style:family="text">
      <style:text-properties fo:color="#000000" style:font-name="Times New Roman" fo:font-size="14pt" style:font-size-asian="14pt" style:font-name-complex="Times New Roman1" style:font-size-complex="14pt"/>
    </style:style>
    <style:style style:name="T23" style:family="text">
      <style:text-properties fo:color="#000000"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24" style:family="text">
      <style:text-properties style:text-position="-42% 100%" style:font-name="Times New Roman" fo:font-size="14pt" style:font-size-asian="14pt" style:font-name-complex="Times New Roman1" style:font-size-complex="14pt"/>
    </style:style>
    <style:style style:name="T25" style:family="text">
      <style:text-properties style:text-position="-42% 100%" style:font-name="Times New Roman" fo:font-size="14pt" fo:font-style="italic" style:font-size-asian="14pt" style:font-style-asian="italic" style:font-name-complex="Times New Roman1" style:font-size-complex="14pt"/>
    </style:style>
    <style:style style:name="T26" style:family="text">
      <style:text-properties style:text-position="-42% 100%"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7" style:family="text">
      <style:text-properties style:text-position="-42% 100%" style:font-name="Times New Roman" fo:font-size="14pt" fo:language="en" fo:country="US" fo:font-style="italic" style:font-size-asian="14pt" style:font-style-asian="italic" style:font-name-complex="Times New Roman1" style:font-size-complex="14pt" style:font-style-complex="italic"/>
    </style:style>
    <style:style style:name="T28" style:family="text">
      <style:text-properties style:text-position="-42% 100%" fo:font-size="14pt" style:font-size-asian="14pt" style:font-size-complex="14pt" style:font-style-complex="italic"/>
    </style:style>
    <style:style style:name="T29" style:family="text">
      <style:text-properties style:text-position="-42% 100%"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font-size="14pt" fo:font-style="italic" style:font-size-asian="14pt" style:font-style-asian="italic" style:font-size-complex="14pt" style:font-style-complex="italic"/>
    </style:style>
    <style:style style:name="T31" style:family="text">
      <style:text-properties fo:font-size="14pt" style:font-size-asian="14pt" style:font-size-complex="14pt" style:font-style-complex="italic"/>
    </style:style>
    <style:style style:name="T32" style:family="text">
      <style:text-properties style:text-position="0% 100%" style:font-name="Times New Roman" fo:font-size="14pt" style:font-size-asian="14pt" style:font-name-complex="Times New Roman1" style:font-size-complex="14pt"/>
    </style:style>
    <style:style style:name="T33" style:family="text">
      <style:text-properties style:text-position="0% 100%" style:font-name="Times New Roman" fo:font-size="14pt" style:font-size-asian="14pt" style:font-name-complex="Times New Roman1" style:font-size-complex="14pt" style:font-style-complex="italic"/>
    </style:style>
    <style:style style:name="fr1" style:family="graphic" style:parent-style-name="Formula">
      <style:graphic-properties style:wrap="run-through" style:number-wrapped-paragraphs="no-limit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">Министерство образования и науки Российской Федерации</text:span></text:p>
      <text:p text:style-name="P21"><text:span text:style-name="T1">ФЕДЕРАЛЬНОЕ ГОСУДАРСТВЕННОЕ БЮДЖЕТНОЕ<text:line-break/>ОБРАЗОВАТЕЛЬНОЕ УЧРЕЖДЕНИЕ ВЫСШЕГО ОБРАЗОВАНИЯ</text:span></text:p>
      <text:p text:style-name="P21"><text:span text:style-name="T2">«САРАТОВСКИЙ НАЦИОНАЛЬНЫЙ ИССЛЕДОВАТЕЛЬСКИЙ</text:span></text:p>
      <text:p text:style-name="P21"><text:span text:style-name="T4">ГОСУДАРСТВЕННЫЙ УНИВЕРСИТЕТ</text:span></text:p>
      <text:p text:style-name="P21"><text:span text:style-name="T4">ИМЕНИ Н.Г. ЧЕРНЫШЕВСКОГО»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<text:span text:style-name="T6">ОТЧЕТ О ПРАКТИКЕ</text:span></text:p>
      <text:p text:style-name="P26"/>
      <text:p text:style-name="P22"><text:span text:style-name="T3">Студент</text:span><text:span text:style-name="T5">а</text:span><text:span text:style-name="T3"> </text:span><text:span text:style-name="T7">3</text:span><text:span text:style-name="T3"> курса факультета </text:span><text:span text:style-name="T7">КНиИТ</text:span><text:span text:style-name="T3"> направления </text:span><text:span text:style-name="T8">27.03.03 – Системный анализ и управление</text:span></text:p>
      <text:p text:style-name="P25"/>
      <text:p text:style-name="P41"><text:span text:style-name="T7">Черневского Алексея Дмитриевича</text:span></text:p>
      <text:p text:style-name="P21"><text:span text:style-name="T16">фамилия, имя, отчество</text:span></text:p>
      <text:p text:style-name="P21"><text:span text:style-name="T7">кафедра системного анализа и автоматического управления</text:span></text:p>
      <text:p text:style-name="P21"><text:span text:style-name="T16">кафедра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1"><text:span text:style-name="T3">Саратов, 2017</text:span></text:p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19"><text:span text:style-name="T19">Тема практики:</text:span></text:p>
      <text:p text:style-name="P19"><text:span text:style-name="T19">«Вычисление характеристик поглощающих цепей Маркова с непрерывным временем.»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3"><text:soft-page-break/><text:span text:style-name="T20">Задание:</text:span><text:span text:style-name="T9"><text:tab/></text:span></text:p>
      <text:p text:style-name="P36"><text:span text:style-name="T24"><text:tab/></text:span><text:span text:style-name="T32">Определить</text:span><text:span text:style-name="T24"> </text:span><text:span text:style-name="T11">поглощающую цепь Маркова с непрерывным временем и конечным числом состояний </text:span><text:span text:style-name="T11"><draw:frame draw:style-name="fr1" draw:name="Object1" text:anchor-type="as-char" svg:y="-0.441cm" svg:width="0.589cm" svg:height="0.62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, из которых первые </text:span><text:span text:style-name="T11"><draw:frame draw:style-name="fr1" draw:name="Object2" text:anchor-type="as-char" svg:y="-0.441cm" svg:width="0.474cm" svg:height="0.54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0"> </text:span><text:span text:style-name="T12">состояний являются поглощающими,</text:span><text:span text:style-name="T11"> задав произвольные инфинитезимальный оператор </text:span><text:span text:style-name="T11"><draw:frame draw:style-name="fr1" draw:name="Object3" text:anchor-type="as-char" svg:y="-0.441cm" svg:width="0.575cm" svg:height="0.54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 и начальное распределение </text:span><text:span text:style-name="T11"><draw:frame draw:style-name="fr1" draw:name="Object4" text:anchor-type="as-char" svg:y="-0.441cm" svg:width="1.117cm" svg:height="0.56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8">.</text:span></text:p>
      <text:p text:style-name="P43"><text:span text:style-name="T33">1. </text:span><text:span text:style-name="T12">Определить матрицу</text:span><text:span text:style-name="T30"> </text:span><text:span text:style-name="T30"><draw:frame draw:style-name="fr1" draw:name="Object5" text:anchor-type="as-char" svg:y="-0.466cm" svg:width="0.868cm" svg:height="0.572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0"> </text:span><text:span text:style-name="T12">для некоторого</text:span><text:span text:style-name="T30"> <text:s/></text:span><text:span text:style-name="T30"><draw:frame draw:style-name="fr1" draw:name="Object6" text:anchor-type="as-char" svg:y="-0.439cm" svg:width="1.062cm" svg:height="0.547cm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9"/>
      <text:p text:style-name="P54"><text:span text:style-name="T26">Код программы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2">1</text:p>
            <text:p text:style-name="P62">2</text:p>
            <text:p text:style-name="P62">3</text:p>
            <text:p text:style-name="P62">4</text:p>
            <text:p text:style-name="P62">5</text:p>
            <text:p text:style-name="P62">6</text:p>
            <text:p text:style-name="P62">7</text:p>
            <text:p text:style-name="P62">8</text:p>
            <text:p text:style-name="P62">9</text:p>
            <text:p text:style-name="P62">10</text:p>
            <text:p text:style-name="P62">11</text:p>
            <text:p text:style-name="P62">12</text:p>
            <text:p text:style-name="P62">13</text:p>
            <text:p text:style-name="P62">14</text:p>
            <text:p text:style-name="P62">15</text:p>
            <text:p text:style-name="P62">16</text:p>
            <text:p text:style-name="P62">17</text:p>
            <text:p text:style-name="P62">18</text:p>
            <text:p text:style-name="P62">19</text:p>
            <text:p text:style-name="P62">20</text:p>
            <text:p text:style-name="P62">21</text:p>
            <text:p text:style-name="P62">22</text:p>
            <text:p text:style-name="P62">23</text:p>
            <text:p text:style-name="P62">24</text:p>
          </table:table-cell>
          <table:table-cell table:style-name="Table1.B1" office:value-type="string">
            <text:p text:style-name="P62">% Инфинитозмальный оператор A <text:s/></text:p>
            <text:p text:style-name="P62">A=[ 0 <text:s text:c="5"/>0 <text:s text:c="6"/>0 <text:s text:c="4"/>0 <text:s text:c="5"/>0 <text:s text:c="5"/>0 <text:s text:c="5"/>0 <text:s text:c="3"/>0;</text:p>
            <text:p text:style-name="P62"><text:s text:c="4"/>0 <text:s text:c="5"/>0 <text:s text:c="6"/>0 <text:s text:c="4"/>0 <text:s text:c="5"/>0 <text:s text:c="5"/>0 <text:s text:c="5"/>0 <text:s text:c="3"/>0;</text:p>
            <text:p text:style-name="P62"><text:s text:c="4"/>0.3 <text:s text:c="2"/>0.21 <text:s/>-2.44 <text:s text:c="2"/>0.3 <text:s text:c="3"/>0.2 <text:s text:c="3"/>0.83 <text:s text:c="3"/>0.4 <text:s/>0.2;</text:p>
            <text:p text:style-name="P62"><text:s text:c="4"/>0.2 <text:s text:c="2"/>0.5 <text:s text:c="4"/>0.1 <text:s/>-2.35 <text:s text:c="2"/>0.45 <text:s text:c="2"/>0.1 <text:s text:c="4"/>0.1 <text:s/>0.9;</text:p>
            <text:p text:style-name="P62"><text:s text:c="4"/>0.4 <text:s text:c="2"/>0.9 <text:s text:c="4"/>0.4 <text:s text:c="2"/>0.6 <text:s text:c="2"/>-3.3 <text:s text:c="3"/>0 <text:s text:c="6"/>0.5 <text:s/>0.5;</text:p>
            <text:p text:style-name="P62"><text:s text:c="4"/>0.4 <text:s text:c="2"/>0.5 <text:s text:c="4"/>0.5 <text:s text:c="2"/>0.3 <text:s text:c="3"/>0.1 <text:s text:c="2"/>-2.7 <text:s text:c="4"/>0.4 <text:s/>0.5;</text:p>
            <text:p text:style-name="P62"><text:s text:c="4"/>0.5 <text:s text:c="2"/>0.3 <text:s text:c="4"/>0.5 <text:s text:c="2"/>0.3 <text:s text:c="3"/>0.3 <text:s text:c="3"/>1 <text:s text:c="3"/>-3.2 <text:s/>0.3;</text:p>
            <text:p text:style-name="P62"><text:s text:c="4"/>0.1 <text:s text:c="2"/>0.1 <text:s text:c="4"/>0.2 <text:s text:c="2"/>0.1 <text:s text:c="3"/>0.7 <text:s text:c="3"/>0.5 <text:s text:c="4"/>0.5 -2.2;];</text:p>
            <text:p text:style-name="P62">% мощность множествa состояний S</text:p>
            <text:p text:style-name="P62">cS=8;</text:p>
            <text:p text:style-name="P62">% Начальные распределения</text:p>
            <text:p text:style-name="P62">p0 = [0.1, 0,0.2,0,0.05,0.3,0.25,0.1];</text:p>
            <text:p text:style-name="P62">pr0= [0.2,0,0.2,0.25,0.05,0.3];</text:p>
            <text:p text:style-name="P62">pr01= [0.1 0.1 0.2 0.1 0.3 0.2];</text:p>
            <text:p text:style-name="P62">% Экспонента</text:p>
            <text:p text:style-name="P62">exp=2.17;</text:p>
            <text:p text:style-name="P62"/>
            <text:p text:style-name="P62">% 1. Вычислить матрицу P^(t) для некоторого t &gt; 0. {{{</text:p>
            <text:p text:style-name="P62">% Время</text:p>
            <text:p text:style-name="P62">t=5;</text:p>
            <text:p text:style-name="P62">% Матрица переходных вероятностей P^(t) за время t определяется выражением</text:p>
            <text:p text:style-name="P62">Pt=exp^(A * t)</text:p>
          </table:table-cell>
        </table:table-row>
      </table:table>
      <text:p text:style-name="P54"><text:span text:style-name="T27"/></text:p>
      <text:p text:style-name="P50"/>
      <text:p text:style-name="P50"/>
      <text:p text:style-name="P14"><text:soft-page-break/><text:span text:style-name="T25">Результаты работы программы:</text:span></text:p>
      <table:table table:name="Table2" table:style-name="Table2">
        <table:table-column table:style-name="Table2.A"/>
        <table:table-row>
          <table:table-cell table:style-name="Table2.A1" office:value-type="string">
            <text:section text:style-name="Sect1" text:name="console_container">
              <text:section text:style-name="Sect1" text:name="console_output_container">
                <text:p text:style-name="P60"><text:bookmark text:name="console"/>Pt =</text:p>
                <text:p text:style-name="P55"/>
                <text:p text:style-name="P55"><text:s text:c="3"/>1.00000 <text:s text:c="2"/>0.00000 <text:s text:c="2"/>0.00000 <text:s text:c="2"/>0.00000 <text:s text:c="2"/>0.00000 <text:s text:c="2"/>0.00000 <text:s text:c="2"/>0.00000 <text:s text:c="2"/>0.00000</text:p>
                <text:p text:style-name="P55"><text:s text:c="3"/>0.00000 <text:s text:c="2"/>1.00000 <text:s text:c="2"/>0.00000 <text:s text:c="2"/>0.00000 <text:s text:c="2"/>0.00000 <text:s text:c="2"/>0.00000 <text:s text:c="2"/>0.00000 <text:s text:c="2"/>0.00000</text:p>
                <text:p text:style-name="P55"><text:s text:c="3"/>0.43627 <text:s text:c="2"/>0.48831 <text:s text:c="2"/>0.01194 <text:s text:c="2"/>0.01106 <text:s text:c="2"/>0.00934 <text:s text:c="2"/>0.01493 <text:s text:c="2"/>0.01012 <text:s text:c="2"/>0.01803</text:p>
                <text:p text:style-name="P55"><text:s text:c="3"/>0.35534 <text:s text:c="2"/>0.57089 <text:s text:c="2"/>0.01159 <text:s text:c="2"/>0.01084 <text:s text:c="2"/>0.00919 <text:s text:c="2"/>0.01452 <text:s text:c="2"/>0.00990 <text:s text:c="2"/>0.01773</text:p>
                <text:p text:style-name="P55"><text:s text:c="3"/>0.36333 <text:s text:c="2"/>0.57926 <text:s text:c="2"/>0.00905 <text:s text:c="2"/>0.00843 <text:s text:c="2"/>0.00713 <text:s text:c="2"/>0.01133 <text:s text:c="2"/>0.00771 <text:s text:c="2"/>0.01377</text:p>
                <text:p text:style-name="P55"><text:s text:c="3"/>0.41637 <text:s text:c="2"/>0.51687 <text:s text:c="2"/>0.01055 <text:s text:c="2"/>0.00979 <text:s text:c="2"/>0.00827 <text:s text:c="2"/>0.01321 <text:s text:c="2"/>0.00896 <text:s text:c="2"/>0.01598</text:p>
                <text:p text:style-name="P55"><text:s text:c="3"/>0.45348 <text:s text:c="2"/>0.47938 <text:s text:c="2"/>0.01061 <text:s text:c="2"/>0.00985 <text:s text:c="2"/>0.00832 <text:s text:c="2"/>0.01329 <text:s text:c="2"/>0.00901 <text:s text:c="2"/>0.01607</text:p>
                <text:p text:style-name="P55"><text:s text:c="3"/>0.40309 <text:s text:c="2"/>0.51177 <text:s text:c="2"/>0.01344 <text:s text:c="2"/>0.01247 <text:s text:c="2"/>0.01056 <text:s text:c="2"/>0.01683 <text:s text:c="2"/>0.01144 <text:s text:c="2"/>0.02040</text:p>
              </text:section>
            </text:section>
            <text:p text:style-name="P64"/>
          </table:table-cell>
        </table:table-row>
      </table:table>
      <text:p text:style-name="P37"/>
      <text:list xml:id="list401241442553878028" text:style-name="WWNum3">
        <text:list-item>
          <text:p text:style-name="P13"><text:span text:style-name="T11">Вычислить абсолютное распределение вероятностей цепи </text:span><text:span text:style-name="T11"><draw:frame draw:style-name="fr2" draw:name="Object7" text:anchor-type="as-char" svg:width="0.459cm" svg:height="0.582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 в некоторый момент времени </text:span><text:span text:style-name="T12"><draw:frame draw:style-name="fr2" draw:name="Object8" text:anchor-type="as-char" svg:width="0.305cm" svg:height="0.45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2">.</text:span></text:p>
        </text:list-item>
      </text:list>
      <text:p text:style-name="P15"><text:span text:style-name="T9">Код программы: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2">1</text:p>
            <text:p text:style-name="P62">2</text:p>
            <text:p text:style-name="P62">3</text:p>
            <text:p text:style-name="P62">4</text:p>
            <text:p text:style-name="P62">5</text:p>
            <text:p text:style-name="P62">6</text:p>
            <text:p text:style-name="P62">7</text:p>
            <text:p text:style-name="P62">8</text:p>
            <text:p text:style-name="P62">9</text:p>
            <text:p text:style-name="P62">10</text:p>
            <text:p text:style-name="P62">11</text:p>
            <text:p text:style-name="P62">12</text:p>
            <text:p text:style-name="P62">13</text:p>
          </table:table-cell>
          <table:table-cell table:style-name="Table3.B1" office:value-type="string">
            <text:p text:style-name="P62">% длительность пребывания цепи в множестве Z до ее перехода в одно из состояний множества Y .</text:p>
            <text:p text:style-name="P62">Sigma=0;</text:p>
            <text:p text:style-name="P62"/>
            <text:p text:style-name="P62">for s=1:8</text:p>
            <text:p text:style-name="P62"><text:s text:c="8"/>for r=1:8</text:p>
            <text:p text:style-name="P62"><text:s text:c="16"/>Sigma += p0(r) * Pt(r, s);</text:p>
            <text:p text:style-name="P62"><text:s text:c="16"/>pst(s) = Sigma;</text:p>
            <text:p text:style-name="P62"><text:s text:c="8"/>end <text:s text:c="4"/></text:p>
            <text:p text:style-name="P62">end <text:s text:c="5"/></text:p>
            <text:p text:style-name="P62"/>
            <text:p text:style-name="P62">% Ответ</text:p>
            <text:p text:style-name="P62">pst;</text:p>
          </table:table-cell>
        </table:table-row>
      </table:table>
      <text:p text:style-name="P23"><text:span text:style-name="T15"/></text:p>
      <text:p text:style-name="P20"><text:span text:style-name="T15"/></text:p>
      <text:p text:style-name="P20"><text:span text:style-name="T11"><text:tab/></text:span><text:span text:style-name="T9">Результаты работы программы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60"><text:bookmark text:name="console1"/>pst =</text:p>
            <text:p text:style-name="P61">0.48401 <text:s text:c="2"/>0.93672 <text:s text:c="2"/>0.94672 <text:s text:c="2"/>0.95600 <text:s text:c="2"/>0.96384 <text:s text:c="2"/>0.97636 <text:s text:c="2"/>0.98486 <text:s text:c="2"/>1.00000</text:p>
          </table:table-cell>
        </table:table-row>
      </table:table>
      <text:p text:style-name="P37"><text:span text:style-name="T19"/></text:p>
      <text:p text:style-name="P27"/>
      <text:p text:style-name="P32"/>
      <text:p text:style-name="P45"><text:span text:style-name="T32"/></text:p>
      <text:p text:style-name="P45"><text:span text:style-name="T32"/></text:p>
      <text:p text:style-name="P45"><text:soft-page-break/><text:span text:style-name="T32">3.</text:span><text:span text:style-name="T24"> </text:span><text:span text:style-name="T11">Определить параметры </text:span><text:span text:style-name="T11"><draw:frame draw:style-name="fr2" draw:name="Object9" text:anchor-type="as-char" svg:width="5.937cm" svg:height="0.67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0"> </text:span><text:span text:style-name="T12">соответствующей минимальной цепи Маркова.</text:span></text:p>
      <text:p text:style-name="P38"/>
      <text:p text:style-name="P15"><text:span text:style-name="T9">Код программы:</text:span></text:p>
      <text:p text:style-name="P23"><text:span text:style-name="T29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2">1</text:p>
            <text:p text:style-name="P62">2</text:p>
            <text:p text:style-name="P62">3</text:p>
            <text:p text:style-name="P62">4</text:p>
            <text:p text:style-name="P62">5</text:p>
            <text:p text:style-name="P62">6</text:p>
            <text:p text:style-name="P62">7</text:p>
            <text:p text:style-name="P62">8</text:p>
          </table:table-cell>
          <table:table-cell table:style-name="Table5.B1" office:value-type="string">
            <text:p text:style-name="P62"><text:s/>for n=1:6</text:p>
            <text:p text:style-name="P62"><text:s text:c="8"/>alphar(n)=A(n+2,n+2);</text:p>
            <text:p text:style-name="P62">end</text:p>
            <text:p text:style-name="P62"/>
            <text:p text:style-name="P62">alphar</text:p>
            <text:p text:style-name="P62">delta=0.2;</text:p>
            <text:p text:style-name="P62">P=exp^(A*delta);</text:p>
            <text:p text:style-name="P62">P</text:p>
          </table:table-cell>
        </table:table-row>
      </table:table>
      <text:p text:style-name="P39"/>
      <text:p text:style-name="P20"><text:span text:style-name="T18"><text:tab/></text:span><text:span text:style-name="T9">Результаты работы программы: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5"><text:bookmark text:name="console3"/>alphar =</text:p>
            <text:p text:style-name="P55"/>
            <text:p text:style-name="P58"><text:s text:c="2"/>-2.4400 <text:s/>-2.3500 <text:s/>-3.3000 <text:s/>-2.7000 <text:s/>-3.2000 <text:s/>-2.2000</text:p>
            <text:p text:style-name="P55"><text:bookmark text:name="console2"/>P =</text:p>
            <text:p text:style-name="P55"/>
            <text:p text:style-name="P55"><text:s text:c="3"/>1.00000 <text:s text:c="2"/>0.00000 <text:s text:c="2"/>0.00000 <text:s text:c="2"/>0.00000 <text:s text:c="2"/>0.00000 <text:s text:c="2"/>0.00000 <text:s text:c="2"/>0.00000 <text:s text:c="2"/>0.00000</text:p>
            <text:p text:style-name="P55"><text:s text:c="3"/>0.00000 <text:s text:c="2"/>1.00000 <text:s text:c="2"/>0.00000 <text:s text:c="2"/>0.00000 <text:s text:c="2"/>0.00000 <text:s text:c="2"/>0.00000 <text:s text:c="2"/>0.00000 <text:s text:c="2"/>0.00000</text:p>
            <text:p text:style-name="P55"><text:s text:c="3"/>0.04560 <text:s text:c="2"/>0.03591 <text:s text:c="2"/>0.69179 <text:s text:c="2"/>0.03660 <text:s text:c="2"/>0.02415 <text:s text:c="2"/>0.09130 <text:s text:c="2"/>0.04500 <text:s text:c="2"/>0.02965</text:p>
            <text:p text:style-name="P55"><text:s text:c="3"/>0.03014 <text:s text:c="2"/>0.07112 <text:s text:c="2"/>0.01491 <text:s text:c="2"/>0.69889 <text:s text:c="2"/>0.05092 <text:s text:c="2"/>0.01625 <text:s text:c="2"/>0.01649 <text:s text:c="2"/>0.10128</text:p>
            <text:p text:style-name="P55"><text:s text:c="3"/>0.05391 <text:s text:c="2"/>0.11523 <text:s text:c="2"/>0.04349 <text:s text:c="2"/>0.06307 <text:s text:c="2"/>0.60655 <text:s text:c="2"/>0.00930 <text:s text:c="2"/>0.05102 <text:s text:c="2"/>0.05743</text:p>
            <text:p text:style-name="P55"><text:s text:c="3"/>0.05579 <text:s text:c="2"/>0.06881 <text:s text:c="2"/>0.05551 <text:s text:c="2"/>0.03496 <text:s text:c="2"/>0.01561 <text:s text:c="2"/>0.66732 <text:s text:c="2"/>0.04393 <text:s text:c="2"/>0.05806</text:p>
            <text:p text:style-name="P55"><text:s text:c="3"/>0.06851 <text:s text:c="2"/>0.04682 <text:s text:c="2"/>0.05616 <text:s text:c="2"/>0.03590 <text:s text:c="2"/>0.03286 <text:s text:c="2"/>0.10368 <text:s text:c="2"/>0.61666 <text:s text:c="2"/>0.03941</text:p>
            <text:p text:style-name="P58"><text:s text:c="3"/>0.02118 <text:s text:c="2"/>0.02415 <text:s text:c="2"/>0.02847 <text:s text:c="2"/>0.01761 <text:s text:c="2"/>0.07374 <text:s text:c="2"/>0.05921 <text:s text:c="2"/>0.05657 <text:s text:c="2"/>0.71906</text:p>
            <text:p text:style-name="P64"/>
          </table:table-cell>
        </table:table-row>
      </table:table>
      <text:p text:style-name="P37"><text:span text:style-name="T19"/></text:p>
      <text:p text:style-name="P27"/>
      <text:p text:style-name="P17"><text:span text:style-name="T11">4. Вычислить условные вероятности поглощения цепи </text:span><text:span text:style-name="T11"><draw:frame draw:style-name="fr1" draw:name="Object10" text:anchor-type="as-char" svg:y="-0.441cm" svg:width="0.474cm" svg:height="0.54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2"> в состояниях </text:span><text:span text:style-name="T12"><draw:frame draw:style-name="fr2" draw:name="Object11" text:anchor-type="as-char" svg:width="1.071cm" svg:height="0.52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 при начале эволюции из состояния </text:span><text:span text:style-name="T12"><draw:frame draw:style-name="fr2" draw:name="Object12" text:anchor-type="as-char" svg:width="1.254cm" svg:height="0.52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1"/>
      <text:p text:style-name="P53"><text:span text:style-name="T9">Код программы:</text:span></text:p>
      <text:p text:style-name="P24"><text:span text:style-name="T15"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3">1</text:p>
            <text:p text:style-name="P63">2</text:p>
            <text:p text:style-name="P63">3</text:p>
            <text:p text:style-name="P63">4</text:p>
            <text:p text:style-name="P63">5</text:p>
            <text:p text:style-name="P63"><text:soft-page-break/>6</text:p>
            <text:p text:style-name="P63">7</text:p>
            <text:p text:style-name="P63">8</text:p>
            <text:p text:style-name="P65">9</text:p>
            <text:p text:style-name="P65">10</text:p>
            <text:p text:style-name="P65">11</text:p>
            <text:p text:style-name="P65">12</text:p>
            <text:p text:style-name="P65">13</text:p>
            <text:p text:style-name="P65">14</text:p>
            <text:p text:style-name="P65">15</text:p>
            <text:p text:style-name="P65">16</text:p>
            <text:p text:style-name="P65">17</text:p>
            <text:p text:style-name="P65">18</text:p>
            <text:p text:style-name="P65">19</text:p>
          </table:table-cell>
          <table:table-cell table:style-name="Table7.B1" office:value-type="string">
            <text:p text:style-name="P65">for r=1:6</text:p>
            <text:p text:style-name="P65"><text:s text:c="8"/>for s=1:6</text:p>
            <text:p text:style-name="P65"><text:s text:c="16"/>R(r,s)=P(r+2,s+2);</text:p>
            <text:p text:style-name="P65"><text:s text:c="8"/>end</text:p>
            <text:p text:style-name="P65">end</text:p>
            <text:p text:style-name="P65"><text:soft-page-break/>R;</text:p>
            <text:p text:style-name="P65"/>
            <text:p text:style-name="P65">for r=1:6</text:p>
            <text:p text:style-name="P65"><text:s text:c="8"/>for s=1:2</text:p>
            <text:p text:style-name="P65"><text:s text:c="16"/>H(r,s)=P(r+2,s);</text:p>
            <text:p text:style-name="P65"><text:s text:c="8"/>end</text:p>
            <text:p text:style-name="P65">end</text:p>
            <text:p text:style-name="P65"/>
            <text:p text:style-name="P65">H;</text:p>
            <text:p text:style-name="P65">I=eye(6);</text:p>
            <text:p text:style-name="P65">M=(I-R)^(-1);</text:p>
            <text:p text:style-name="P65">M</text:p>
            <text:p text:style-name="P65"/>
            <text:p text:style-name="P65">B=M*H</text:p>
          </table:table-cell>
        </table:table-row>
      </table:table>
      <text:p text:style-name="P28"/>
      <text:p text:style-name="P44"><text:span text:style-name="T9">Результаты работы программы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55"><text:bookmark text:name="console4"/>M =</text:p>
            <text:p text:style-name="P55"/>
            <text:p text:style-name="P55"><text:s text:c="3"/>4.07348 <text:s text:c="2"/>1.09469 <text:s text:c="2"/>0.83630 <text:s text:c="2"/>1.79704 <text:s text:c="2"/>1.06634 <text:s text:c="2"/>1.51642</text:p>
            <text:p text:style-name="P55"><text:s text:c="3"/>0.90318 <text:s text:c="2"/>4.01611 <text:s text:c="2"/>1.08903 <text:s text:c="2"/>1.12117 <text:s text:c="2"/>0.86492 <text:s text:c="2"/>2.11875</text:p>
            <text:p text:style-name="P55"><text:s text:c="3"/>0.95768 <text:s text:c="2"/>1.07027 <text:s text:c="2"/>3.12154 <text:s text:c="2"/>0.93822 <text:s text:c="2"/>0.89461 <text:s text:c="2"/>1.44436</text:p>
            <text:p text:style-name="P55"><text:s text:c="3"/>1.19162 <text:s text:c="2"/>0.96982 <text:s text:c="2"/>0.73496 <text:s text:c="2"/>3.98539 <text:s text:c="2"/>0.97015 <text:s text:c="2"/>1.58538</text:p>
            <text:p text:style-name="P55"><text:s text:c="3"/>1.21070 <text:s text:c="2"/>0.99839 <text:s text:c="2"/>0.82382 <text:s text:c="2"/>1.69937 <text:s text:c="2"/>3.31541 <text:s text:c="2"/>1.47233</text:p>
            <text:p text:style-name="P55"><text:s text:c="3"/>1.21577 <text:s text:c="2"/>1.04907 <text:s text:c="2"/>1.29314 <text:s text:c="2"/>1.68084 <text:s text:c="2"/>1.26922 <text:s text:c="2"/>4.85572</text:p>
            <text:p text:style-name="P55"/>
            <text:p text:style-name="P55">B =</text:p>
            <text:p text:style-name="P55"/>
            <text:p text:style-name="P55"><text:s text:c="3"/>0.46927 <text:s text:c="2"/>0.53073</text:p>
            <text:p text:style-name="P55"><text:s text:c="3"/>0.38761 <text:s text:c="2"/>0.61239</text:p>
            <text:p text:style-name="P55"><text:s text:c="3"/>0.38844 <text:s text:c="2"/>0.61156</text:p>
            <text:p text:style-name="P55"><text:s text:c="3"/>0.44558 <text:s text:c="2"/>0.55442</text:p>
            <text:p text:style-name="P55"><text:s text:c="3"/>0.48285 <text:s text:c="2"/>0.51715</text:p>
            <text:p text:style-name="P58"><text:s text:c="3"/>0.44034 <text:s text:c="2"/>0.55966</text:p>
          </table:table-cell>
        </table:table-row>
      </table:table>
      <text:p text:style-name="P20"><text:span text:style-name="T19"/></text:p>
      <text:p text:style-name="P27"/>
      <text:p text:style-name="P8"><text:span text:style-name="T22">5. Вычислить вероятности поглощения цепи </text:span><text:span text:style-name="T22"><draw:frame draw:style-name="fr2" draw:name="Object13" text:anchor-type="as-char" svg:width="0.459cm" svg:height="0.582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22"> в состояниях </text:span><text:span text:style-name="T22"><draw:frame draw:style-name="fr2" draw:name="Object14" text:anchor-type="as-char" svg:width="1.071cm" svg:height="0.52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2">. </text:span></text:p>
      <text:p text:style-name="P27"/>
      <text:p text:style-name="P53"><text:span text:style-name="T9">Код программы:</text:span></text:p>
      <text:p text:style-name="P5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3">1</text:p>
            <text:p text:style-name="P63">2</text:p>
            <text:p text:style-name="P63"><text:soft-page-break/>3</text:p>
            <text:p text:style-name="P63">4</text:p>
            <text:p text:style-name="P63">5</text:p>
            <text:p text:style-name="P63">6</text:p>
          </table:table-cell>
          <table:table-cell table:style-name="Table9.B1" office:value-type="string">
            <text:p text:style-name="P65">for s=1:2 <text:s text:c="148"/></text:p>
            <text:p text:style-name="P65"><text:s text:c="8"/>for r=1:6</text:p>
            <text:p text:style-name="P65"><text:soft-page-break/><text:s text:c="16"/>vs(s)= pr0(r)*B(r,s);</text:p>
            <text:p text:style-name="P65"><text:s text:c="8"/>end</text:p>
            <text:p text:style-name="P65">end</text:p>
            <text:p text:style-name="P65">vs</text:p>
          </table:table-cell>
        </table:table-row>
      </table:table>
      <text:p text:style-name="P46"><text:span text:style-name="T9">Результаты работы программы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reformatted_20_Text"><text:bookmark text:name="console5"/>vs =</text:p>
            <text:p text:style-name="P57"><text:s text:c="3"/>0.13210 <text:s text:c="2"/>0.16790</text:p>
          </table:table-cell>
        </table:table-row>
      </table:table>
      <text:p text:style-name="P9"><text:span text:style-name="T22">6. Вычислить м.о. длительности пребывания цепи в невозвратном состоянии </text:span><text:span text:style-name="T22"><draw:frame draw:style-name="fr1" draw:name="Object15" text:anchor-type="as-char" svg:y="-0.441cm" svg:width="3.09cm" svg:height="0.626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2">. </text:span></text:p>
      <text:p text:style-name="P10"/>
      <text:p text:style-name="P53"><text:span text:style-name="T9">Код программы:</text:span></text:p>
      <text:p text:style-name="P30"/>
      <text:p text:style-name="P30"/>
      <text:p text:style-name="P20"><text:span text:style-name="T11"><text:tab/></text:span><text:span text:style-name="T9">Результаты работы программы:</text:span></text:p>
      <text:p text:style-name="P30"/>
      <text:p text:style-name="P30"/>
      <text:p text:style-name="P27"/>
      <text:p text:style-name="P9"><text:span text:style-name="T22">7. Вычислить условное м.о. числа заходов цепи в невозвратное состояние </text:span><text:span text:style-name="T22"><draw:frame draw:style-name="fr2" draw:name="Object16" text:anchor-type="as-char" svg:width="0.337cm" svg:height="0.429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 от момента начала эволюции цепи из невозвратного состояния </text:span><text:span text:style-name="T12"><draw:frame draw:style-name="fr2" draw:name="Object17" text:anchor-type="as-char" svg:width="0.337cm" svg:height="0.367cm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 до поглощения </text:span><text:span text:style-name="T12"><draw:frame draw:style-name="fr2" draw:name="Object18" text:anchor-type="as-char" svg:width="3.366cm" svg:height="0.674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22">. </text:span></text:p>
      <text:p text:style-name="P10"/>
      <text:p text:style-name="P53"><text:span text:style-name="T9">Код программы: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6">1</text:p>
            <text:p text:style-name="P66">2</text:p>
            <text:p text:style-name="P66">3</text:p>
            <text:p text:style-name="P66">4</text:p>
            <text:p text:style-name="P66">5</text:p>
            <text:p text:style-name="P66">6</text:p>
            <text:p text:style-name="P66">7</text:p>
            <text:p text:style-name="P66">8</text:p>
            <text:p text:style-name="P66">9</text:p>
            <text:p text:style-name="P66">10</text:p>
          </table:table-cell>
          <table:table-cell table:style-name="Table11.B1" office:value-type="string">
            <text:p text:style-name="P66">for r=1:6</text:p>
            <text:p text:style-name="P66"><text:s text:c="8"/>betas(r)=1/alphar(r);</text:p>
            <text:p text:style-name="P66">end <text:s text:c="4"/></text:p>
            <text:p text:style-name="P66">betas;</text:p>
            <text:p text:style-name="P66">for r=1:6</text:p>
            <text:p text:style-name="P66"><text:s text:c="8"/>for s=1:6</text:p>
            <text:p text:style-name="P66"><text:s text:c="16"/>Erros(r,s)=(M(r,s)*delta)/betas(s);</text:p>
            <text:p text:style-name="P66"><text:s text:c="8"/>end</text:p>
            <text:p text:style-name="P66">end <text:s text:c="4"/></text:p>
            <text:p text:style-name="P66">Erros</text:p>
          </table:table-cell>
        </table:table-row>
      </table:table>
      <text:p text:style-name="P30"/>
      <text:p text:style-name="P20"><text:span text:style-name="T13"/></text:p>
      <text:p text:style-name="P20"><text:span text:style-name="T13"/></text:p>
      <text:p text:style-name="P20"><text:span text:style-name="T13"/></text:p>
      <text:p text:style-name="P16"><text:soft-page-break/><text:span text:style-name="T9">Результаты работы программы: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reformatted_20_Text"><text:bookmark text:name="console6"/>Erros =</text:p>
            <text:p text:style-name="Preformatted_20_Text"><text:s text:c="2"/>-1.98786 <text:s/>-0.51450 <text:s/>-0.55196 <text:s/>-0.97040 <text:s/>-0.68246 <text:s/>-0.66723</text:p>
            <text:p text:style-name="Preformatted_20_Text"><text:s text:c="2"/>-0.44075 <text:s/>-1.88757 <text:s/>-0.71876 <text:s/>-0.60543 <text:s/>-0.55355 <text:s/>-0.93225</text:p>
            <text:p text:style-name="Preformatted_20_Text"><text:s text:c="2"/>-0.46735 <text:s/>-0.50303 <text:s/>-2.06022 <text:s/>-0.50664 <text:s/>-0.57255 <text:s/>-0.63552</text:p>
            <text:p text:style-name="Preformatted_20_Text"><text:s text:c="2"/>-0.58151 <text:s/>-0.45581 <text:s/>-0.48507 <text:s/>-2.15211 <text:s/>-0.62089 <text:s/>-0.69757</text:p>
            <text:p text:style-name="Preformatted_20_Text"><text:s text:c="2"/>-0.59082 <text:s/>-0.46924 <text:s/>-0.54372 <text:s/>-0.91766 <text:s/>-2.12186 <text:s/>-0.64783</text:p>
            <text:p text:style-name="P57"><text:s text:c="2"/>-0.59330 <text:s/>-0.49306 <text:s/>-0.85347 <text:s/>-0.90765 <text:s/>-0.81230 <text:s/>-2.13652</text:p>
          </table:table-cell>
        </table:table-row>
      </table:table>
      <text:p text:style-name="P31"/>
      <text:p text:style-name="P9"><text:span text:style-name="T12">8. </text:span><text:span text:style-name="T22">Вычислить условное м.о. длительности пребывания цепи в невозвратном состоянии </text:span><text:span text:style-name="T22"><draw:frame draw:style-name="fr2" draw:name="Object19" text:anchor-type="as-char" svg:width="0.337cm" svg:height="0.429cm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2"> при начале эволюции из невозвратного состояния </text:span><text:span text:style-name="T12"><draw:frame draw:style-name="fr2" draw:name="Object20" text:anchor-type="as-char" svg:width="0.337cm" svg:height="0.367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2"> до поглощения </text:span><text:span text:style-name="T12"><draw:frame draw:style-name="fr2" draw:name="Object21" text:anchor-type="as-char" svg:width="4.163cm" svg:height="0.67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2">. </text:span></text:p>
      <text:p text:style-name="P11"/>
      <text:p text:style-name="P9"><text:span text:style-name="T21">Код программы: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7">1</text:p>
            <text:p text:style-name="P67">2</text:p>
            <text:p text:style-name="P67">3</text:p>
            <text:p text:style-name="P67">4</text:p>
            <text:p text:style-name="P67">5</text:p>
            <text:p text:style-name="P67">6</text:p>
          </table:table-cell>
          <table:table-cell table:style-name="Table13.B1" office:value-type="string">
            <text:p text:style-name="P67">for r=1:6</text:p>
            <text:p text:style-name="P67"><text:s text:c="12"/>for s=1:6</text:p>
            <text:p text:style-name="P67"><text:s text:c="20"/>Ersigmas(r,s)=M(r,s)*delta;</text:p>
            <text:p text:style-name="P67"><text:s text:c="12"/>end</text:p>
            <text:p text:style-name="P67">end</text:p>
            <text:p text:style-name="P67">Ersigmas</text:p>
          </table:table-cell>
        </table:table-row>
      </table:table>
      <text:p text:style-name="P6"><text:span text:style-name="T23"/></text:p>
      <text:p text:style-name="P6"><text:span text:style-name="T23"/></text:p>
      <text:p text:style-name="P16"><text:span text:style-name="T9">Результаты работы программы: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5"><text:bookmark text:name="console7"/>Ersigmas =</text:p>
            <text:p text:style-name="P55"/>
            <text:p text:style-name="P55"><text:s text:c="3"/>0.81470 <text:s text:c="2"/>0.21894 <text:s text:c="2"/>0.16726 <text:s text:c="2"/>0.35941 <text:s text:c="2"/>0.21327 <text:s text:c="2"/>0.30328</text:p>
            <text:p text:style-name="P55"><text:s text:c="3"/>0.18064 <text:s text:c="2"/>0.80322 <text:s text:c="2"/>0.21781 <text:s text:c="2"/>0.22423 <text:s text:c="2"/>0.17298 <text:s text:c="2"/>0.42375</text:p>
            <text:p text:style-name="P55"><text:s text:c="3"/>0.19154 <text:s text:c="2"/>0.21405 <text:s text:c="2"/>0.62431 <text:s text:c="2"/>0.18764 <text:s text:c="2"/>0.17892 <text:s text:c="2"/>0.28887</text:p>
            <text:p text:style-name="P55"><text:s text:c="3"/>0.23832 <text:s text:c="2"/>0.19396 <text:s text:c="2"/>0.14699 <text:s text:c="2"/>0.79708 <text:s text:c="2"/>0.19403 <text:s text:c="2"/>0.31708</text:p>
            <text:p text:style-name="P55"><text:s text:c="3"/>0.24214 <text:s text:c="2"/>0.19968 <text:s text:c="2"/>0.16476 <text:s text:c="2"/>0.33987 <text:s text:c="2"/>0.66308 <text:s text:c="2"/>0.29447</text:p>
            <text:p text:style-name="P58"><text:s text:c="3"/>0.24315 <text:s text:c="2"/>0.20981 <text:s text:c="2"/>0.25863 <text:s text:c="2"/>0.33617 <text:s text:c="2"/>0.25384 <text:s text:c="2"/>0.97114</text:p>
          </table:table-cell>
        </table:table-row>
      </table:table>
      <text:p text:style-name="P40"/>
      <text:p text:style-name="P8"><text:span text:style-name="T12">9. Вычислить условное м.о. длительности пребывания цепи в невозвратном состоянии </text:span><text:span text:style-name="T12"><draw:frame draw:style-name="fr1" draw:name="Object22" text:anchor-type="as-char" svg:y="-0.439cm" svg:width="0.439cm" svg:height="0.547cm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2"> до перехода в множество </text:span><text:span text:style-name="T12"><draw:frame draw:style-name="fr1" draw:name="Object23" text:anchor-type="as-char" svg:y="-0.439cm" svg:width="0.543cm" svg:height="0.547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12">, при различных начальных распределениях </text:span><text:span text:style-name="T12"><draw:frame draw:style-name="fr1" draw:name="Object24" text:anchor-type="as-char" svg:y="-0.439cm" svg:width="1.117cm" svg:height="0.561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2">.</text:span></text:p>
      <text:p text:style-name="P4"/>
      <text:p text:style-name="P9"><text:span text:style-name="T21">Код программы: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68">1</text:p>
            <text:p text:style-name="P68">2</text:p>
            <text:p text:style-name="P68">3</text:p>
            <text:p text:style-name="P68"><text:soft-page-break/>4</text:p>
            <text:p text:style-name="P68">5</text:p>
          </table:table-cell>
          <table:table-cell table:style-name="Table15.B1" office:value-type="string">
            <text:p text:style-name="P68">Ep0sigmas=0;</text:p>
            <text:p text:style-name="P68">for r=1:6</text:p>
            <text:p text:style-name="P68"><text:s text:c="8"/>Ep0sigmas+=pr0(r)*Ersigmas(r);</text:p>
            <text:p text:style-name="P68"><text:soft-page-break/>end </text:p>
            <text:p text:style-name="P68">Ep0sigmas</text:p>
          </table:table-cell>
        </table:table-row>
      </table:table>
      <text:p text:style-name="P1"><text:span text:style-name="T23"/></text:p>
      <text:p text:style-name="P5"/>
      <text:p text:style-name="P44"><text:span text:style-name="T9">Результаты работы программы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6"><text:bookmark text:name="console8"/>Ep0sigmas = <text:s/>0.34588</text:p>
          </table:table-cell>
        </table:table-row>
      </table:table>
      <text:p text:style-name="P48"/>
      <text:p text:style-name="P8"><text:span text:style-name="T12">10. Вычислить условное м.о. длительности пребывания цепи в множестве </text:span><text:span text:style-name="T12"><draw:frame draw:style-name="fr2" draw:name="Object25" text:anchor-type="as-char" svg:width="0.459cm" svg:height="0.49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2"> до перехода в </text:span><text:span text:style-name="T12"><draw:frame draw:style-name="fr2" draw:name="Object26" text:anchor-type="as-char" svg:width="0.429cm" svg:height="0.49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2">, при начале эволюции из </text:span><text:span text:style-name="T12"><draw:frame draw:style-name="fr2" draw:name="Object27" text:anchor-type="as-char" svg:width="3.366cm" svg:height="0.67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2">.</text:span></text:p>
      <text:p text:style-name="P12"/>
      <text:p text:style-name="P9"><text:span text:style-name="T21">Код программы:</text:span></text:p>
      <text:p text:style-name="P3"><text:span text:style-name="T14"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68">1</text:p>
            <text:p text:style-name="P68">2</text:p>
            <text:p text:style-name="P68">3</text:p>
            <text:p text:style-name="P68">4</text:p>
            <text:p text:style-name="P68">5</text:p>
            <text:p text:style-name="P68">6</text:p>
            <text:p text:style-name="P68">7</text:p>
            <text:p text:style-name="P68">8</text:p>
          </table:table-cell>
          <table:table-cell table:style-name="Table17.B1" office:value-type="string">
            <text:p text:style-name="P68">Ersigmaz=0;</text:p>
            <text:p text:style-name="P68">for r=1:6</text:p>
            <text:p text:style-name="P68"><text:s text:c="8"/>for v=1:6</text:p>
            <text:p text:style-name="P68"><text:s text:c="16"/>Sigma+=M(r,v)*delta;</text:p>
            <text:p text:style-name="P68"><text:s text:c="8"/>end</text:p>
            <text:p text:style-name="P68"><text:s text:c="8"/>Ersigmaz(r)=Sigma;</text:p>
            <text:p text:style-name="P68">end</text:p>
            <text:p text:style-name="P68">Ersigmaz</text:p>
          </table:table-cell>
        </table:table-row>
      </table:table>
      <text:p text:style-name="P18"/>
      <text:p text:style-name="P44"><text:span text:style-name="T9">Результаты работы программы: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9"><text:bookmark text:name="console9"/>Ersigmaz =</text:p>
            <text:p text:style-name="P57"><text:s text:c="4"/>3.0769 <text:s text:c="3"/>5.0995 <text:s text:c="3"/>6.7848 <text:s text:c="3"/>8.6723 <text:s text:c="2"/>10.5763 <text:s text:c="2"/>12.8490</text:p>
          </table:table-cell>
        </table:table-row>
      </table:table>
      <text:p text:style-name="P29"/>
      <text:p text:style-name="P8"><text:span text:style-name="T12">11. Вычислить м.о. длительности пребывания цепи в множестве </text:span><text:span text:style-name="T12"><draw:frame draw:style-name="fr2" draw:name="Object28" text:anchor-type="as-char" svg:width="0.459cm" svg:height="0.49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 до перехода в множество </text:span><text:span text:style-name="T12"><draw:frame draw:style-name="fr2" draw:name="Object29" text:anchor-type="as-char" svg:width="0.429cm" svg:height="0.49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 при различных начальных распределениях </text:span><text:span text:style-name="T12"><draw:frame draw:style-name="fr2" draw:name="Object30" text:anchor-type="as-char" svg:width="1.041cm" svg:height="0.642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.</text:span></text:p>
      <text:p text:style-name="P27"/>
      <text:p text:style-name="P9"><text:span text:style-name="T21">Код программы:</text:span></text:p>
      <text:p text:style-name="P7"><text:span text:style-name="T23"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68">1</text:p>
            <text:p text:style-name="P68">2</text:p>
            <text:p text:style-name="P68">3</text:p>
            <text:p text:style-name="P68">4</text:p>
            <text:p text:style-name="P68">5</text:p>
          </table:table-cell>
          <table:table-cell table:style-name="Table19.B1" office:value-type="string">
            <text:p text:style-name="P68">Ep0sigmaz=0;</text:p>
            <text:p text:style-name="P68">for r=1:6</text:p>
            <text:p text:style-name="P68"><text:s text:c="8"/>Ep0sigmaz+=pr0(r)*Ersigmaz(r);</text:p>
            <text:p text:style-name="P68">end </text:p>
            <text:p text:style-name="P68">Ep0sigmaz;</text:p>
          </table:table-cell>
        </table:table-row>
      </table:table>
      <text:p text:style-name="P47"><text:span text:style-name="T9"/></text:p>
      <text:p text:style-name="P47"><text:span text:style-name="T9"/></text:p>
      <text:p text:style-name="P47"><text:soft-page-break/><text:span text:style-name="T9">Результаты работы программы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7"><text:bookmark text:name="console10"/>Ep0sigmaz = <text:s/>8.5239</text:p>
          </table:table-cell>
        </table:table-row>
      </table:table>
      <text:p text:style-name="P37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HiddenHorzOCR" svg:font-family="HiddenHorzOCR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25%" fo:text-align="start" style:justify-single-word="false" fo:orphans="2" fo:widows="2" fo:hyphenation-ladder-count="no-limit" fo:text-indent="1.251cm" style:auto-text-indent="false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left="0cm" fo:margin-right="0cm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50%" fo:text-indent="0cm" style:auto-text-indent="false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1.429cm" fo:margin-left="1.429cm"/>
        </style:list-level-properties>
      </text:list-level-style-number>
      <text:list-level-style-number text:level="2" style:num-format="1" text:start-value="1268" text:display-levels="2">
        <style:list-level-properties text:list-level-position-and-space-mode="label-alignment">
          <style:list-level-label-alignment text:label-followed-by="listtab" fo:text-indent="-1.429cm" fo:margin-left="1.93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429cm" fo:margin-left="2.43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5.55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6.69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7.8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yashevaYS</meta:initial-creator>
    <meta:editing-cycles>9</meta:editing-cycles>
    <meta:creation-date>2017-11-16T09:45:00</meta:creation-date>
    <dc:date>2018-04-20T06:16:13.848098307</dc:date>
    <meta:editing-duration>PT6H31M40S</meta:editing-duration>
    <meta:generator>LibreOffice/5.1.6.2$Linux_X86_64 LibreOffice_project/10m0$Build-2</meta:generator>
    <meta:document-statistic meta:table-count="20" meta:image-count="0" meta:object-count="30" meta:page-count="10" meta:paragraph-count="304" meta:word-count="928" meta:character-count="7303" meta:non-whitespace-character-count="54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tyle mathsize="12pt">
        <msub>
          <mi>c</mi>
          <mstyle mathsize="8pt">
            <mi>s</mi>
          </mstyle>
        </msub>
      </mstyle>
      <mrow/>
    </mrow>
    <annotation encoding="StarMath 5.0"> size 12{c rSub { size 8{s} } } {}</annotation>
  </semantics>
</math>
</file>

<file path=Object 10/content.xml><?xml version="1.0" encoding="utf-8"?>
<math xmlns="http://www.w3.org/1998/Math/MathML" display="block">
  <semantics>
    <mrow>
      <mstyle mathsize="12pt">
        <mi>ζ</mi>
      </mstyle>
      <mrow/>
    </mrow>
    <annotation encoding="StarMath 5.0"> size 12{ζ} {}</annotation>
  </semantics>
</math>
</file>

<file path=Object 11/content.xml><?xml version="1.0" encoding="utf-8"?>
<math xmlns="http://www.w3.org/1998/Math/MathML" display="block">
  <semantics>
    <mrow>
      <mstyle mathsize="12pt">
        <mrow>
          <mi>s</mi>
          <mo stretchy="false">∈</mo>
          <mi>Y</mi>
        </mrow>
      </mstyle>
      <mrow/>
    </mrow>
    <annotation encoding="StarMath 5.0"> size 12{s in Y} {}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i>r</mi>
            <mo stretchy="false">∈</mo>
            <mi>Z</mi>
          </mrow>
          <mtext>.</mtext>
        </mrow>
      </mstyle>
      <mrow/>
    </mrow>
    <annotation encoding="StarMath 5.0"> size 12{r in Z "." } {}</annotation>
  </semantics>
</math>
</file>

<file path=Object 13/content.xml><?xml version="1.0" encoding="utf-8"?>
<math xmlns="http://www.w3.org/1998/Math/MathML" display="block">
  <semantics>
    <mrow>
      <mstyle mathsize="12pt">
        <mi>ζ</mi>
      </mstyle>
      <mrow/>
    </mrow>
    <annotation encoding="StarMath 5.0"> size 12{ζ} {}</annotation>
  </semantics>
</math>
</file>

<file path=Object 14/content.xml><?xml version="1.0" encoding="utf-8"?>
<math xmlns="http://www.w3.org/1998/Math/MathML" display="block">
  <semantics>
    <mrow>
      <mstyle mathsize="12pt">
        <mrow>
          <mi>s</mi>
          <mo stretchy="false">∈</mo>
          <mi>Y</mi>
        </mrow>
      </mstyle>
      <mrow/>
    </mrow>
    <annotation encoding="StarMath 5.0"> size 12{s in Y} {}</annotation>
  </semantics>
</math>
</file>

<file path=Object 15/content.xml><?xml version="1.0" encoding="utf-8"?>
<math xmlns="http://www.w3.org/1998/Math/MathML" display="block">
  <semantics>
    <mrow>
      <mstyle mathsize="12pt">
        <mrow>
          <mi>r</mi>
          <mi>,</mi>
          <mspace width="0.5em"/>
          <mrow>
            <mi>r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`r=k+1 "."  dotslow ,c rSub { size 8{s} } } {}</annotation>
  </semantics>
</math>
</file>

<file path=Object 16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17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18/content.xml><?xml version="1.0" encoding="utf-8"?>
<math xmlns="http://www.w3.org/1998/Math/MathML" display="block">
  <semantics>
    <mrow>
      <mstyle mathsize="12pt">
        <mrow>
          <mi>r</mi>
          <mi>,</mi>
          <mspace width="0.5em"/>
          <mrow>
            <mi>s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`s=k+1 "."  dotslow ,c rSub { size 8{s} } } {}</annotation>
  </semantics>
</math>
</file>

<file path=Object 19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2/content.xml><?xml version="1.0" encoding="utf-8"?>
<math xmlns="http://www.w3.org/1998/Math/MathML" display="block">
  <semantics>
    <mrow>
      <mstyle mathsize="12pt">
        <mi>k</mi>
      </mstyle>
      <mrow/>
    </mrow>
    <annotation encoding="StarMath 5.0"> size 12{k} {}</annotation>
  </semantics>
</math>
</file>

<file path=Object 20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21/content.xml><?xml version="1.0" encoding="utf-8"?>
<math xmlns="http://www.w3.org/1998/Math/MathML" display="block">
  <semantics>
    <mrow>
      <mstyle mathsize="12pt">
        <mrow>
          <mi>r</mi>
          <mi>,</mi>
          <mspace width="2em"/>
          <mi>r</mi>
          <mi>,</mi>
          <mspace width="0.5em"/>
          <mrow>
            <mi>s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~r,`s=k+1 "."  dotslow ,c rSub { size 8{s} } } {}</annotation>
  </semantics>
</math>
</file>

<file path=Object 22/content.xml><?xml version="1.0" encoding="utf-8"?>
<math xmlns="http://www.w3.org/1998/Math/MathML" display="block">
  <semantics>
    <mrow>
      <mstyle mathsize="12pt">
        <mi>s</mi>
      </mstyle>
      <mrow/>
    </mrow>
    <annotation encoding="StarMath 5.0"> size 12{s} {}</annotation>
  </semantics>
</math>
</file>

<file path=Object 23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24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25/content.xml><?xml version="1.0" encoding="utf-8"?>
<math xmlns="http://www.w3.org/1998/Math/MathML" display="block">
  <semantics>
    <mrow>
      <mstyle mathsize="12pt">
        <mi>Z</mi>
      </mstyle>
      <mrow/>
    </mrow>
    <annotation encoding="StarMath 5.0"> size 12{Z} {}</annotation>
  </semantics>
</math>
</file>

<file path=Object 26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27/content.xml><?xml version="1.0" encoding="utf-8"?>
<math xmlns="http://www.w3.org/1998/Math/MathML" display="block">
  <semantics>
    <mrow>
      <mstyle mathsize="12pt">
        <mrow>
          <mi>r</mi>
          <mi>,</mi>
          <mspace width="0.5em"/>
          <mrow>
            <mi>r</mi>
            <mo stretchy="false">=</mo>
            <mrow>
              <mi>k</mi>
              <mo stretchy="false">+</mo>
              <mn>1</mn>
            </mrow>
          </mrow>
          <mtext>.</mtext>
          <mo stretchy="false">…</mo>
          <mi>,</mi>
          <msub>
            <mi>c</mi>
            <mstyle mathsize="8pt">
              <mi>s</mi>
            </mstyle>
          </msub>
        </mrow>
      </mstyle>
      <mrow/>
    </mrow>
    <annotation encoding="StarMath 5.0"> size 12{r,`r=k+1 "."  dotslow ,c rSub { size 8{s} } } {}</annotation>
  </semantics>
</math>
</file>

<file path=Object 28/content.xml><?xml version="1.0" encoding="utf-8"?>
<math xmlns="http://www.w3.org/1998/Math/MathML" display="block">
  <semantics>
    <mrow>
      <mstyle mathsize="12pt">
        <mi>Z</mi>
      </mstyle>
      <mrow/>
    </mrow>
    <annotation encoding="StarMath 5.0"> size 12{Z} {}</annotation>
  </semantics>
</math>
</file>

<file path=Object 29/content.xml><?xml version="1.0" encoding="utf-8"?>
<math xmlns="http://www.w3.org/1998/Math/MathML" display="block">
  <semantics>
    <mrow>
      <mstyle mathsize="12pt">
        <mi>Y</mi>
      </mstyle>
      <mrow/>
    </mrow>
    <annotation encoding="StarMath 5.0"> size 12{Y} {}</annotation>
  </semantics>
</math>
</file>

<file path=Object 3/content.xml><?xml version="1.0" encoding="utf-8"?>
<math xmlns="http://www.w3.org/1998/Math/MathML" display="block">
  <semantics>
    <mrow>
      <mstyle mathsize="12pt">
        <mi>A</mi>
      </mstyle>
      <mrow/>
    </mrow>
    <annotation encoding="StarMath 5.0"> size 12{A} {}</annotation>
  </semantics>
</math>
</file>

<file path=Object 30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4/content.xml><?xml version="1.0" encoding="utf-8"?>
<math xmlns="http://www.w3.org/1998/Math/MathML" display="block">
  <semantics>
    <mrow>
      <mstyle mathsize="12pt">
        <mrow>
          <mi>p</mi>
          <mo stretchy="false">(</mo>
          <mn>0</mn>
          <mo stretchy="false">)</mo>
        </mrow>
      </mstyle>
      <mrow/>
    </mrow>
    <annotation encoding="StarMath 5.0"> size 12{p \( 0 \) } {}</annotation>
  </semantics>
</math>
</file>

<file path=Object 5/content.xml><?xml version="1.0" encoding="utf-8"?>
<math xmlns="http://www.w3.org/1998/Math/MathML" display="block">
  <semantics>
    <mrow>
      <mstyle mathsize="12pt">
        <msup>
          <mi>P</mi>
          <mstyle mathsize="8pt">
            <mrow>
              <mo stretchy="false">(</mo>
              <mi>t</mi>
              <mo stretchy="false">)</mo>
            </mrow>
          </mstyle>
        </msup>
      </mstyle>
      <mrow/>
    </mrow>
    <annotation encoding="StarMath 5.0"> size 12{P rSup { size 8{ \( t \) } } 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t</mi>
            <mo stretchy="false">&gt;</mo>
            <mn>0</mn>
          </mrow>
          <mtext>.</mtext>
        </mrow>
      </mstyle>
      <mrow/>
    </mrow>
    <annotation encoding="StarMath 5.0"> size 12{t&gt;0 "." } {}</annotation>
  </semantics>
</math>
</file>

<file path=Object 7/content.xml><?xml version="1.0" encoding="utf-8"?>
<math xmlns="http://www.w3.org/1998/Math/MathML" display="block">
  <semantics>
    <mrow>
      <mstyle mathsize="12pt">
        <mi>ζ</mi>
      </mstyle>
      <mrow/>
    </mrow>
    <annotation encoding="StarMath 5.0"> size 12{ζ} {}</annotation>
  </semantics>
</math>
</file>

<file path=Object 8/content.xml><?xml version="1.0" encoding="utf-8"?>
<math xmlns="http://www.w3.org/1998/Math/MathML" display="block">
  <semantics>
    <mrow>
      <mstyle mathsize="12pt">
        <mi>t</mi>
      </mstyle>
      <mrow/>
    </mrow>
    <annotation encoding="StarMath 5.0"> size 12{t} {}</annotation>
  </semantics>
</math>
</file>

<file path=Object 9/content.xml><?xml version="1.0" encoding="utf-8"?>
<math xmlns="http://www.w3.org/1998/Math/MathML" display="block">
  <semantics>
    <mrow>
      <mstyle mathsize="12pt">
        <mrow>
          <mo stretchy="false">(</mo>
          <msub>
            <mi>α</mi>
            <mstyle mathsize="8pt">
              <mi>r</mi>
            </mstyle>
          </msub>
          <mi>,</mi>
          <mspace width="0.5em"/>
          <mrow>
            <mi>r</mi>
            <mo stretchy="false">∈</mo>
            <mi>Z</mi>
          </mrow>
          <mi>,</mi>
          <mspace width="0.5em"/>
          <mrow>
            <mi>P</mi>
            <mo stretchy="false">=</mo>
            <mo stretchy="false">(</mo>
          </mrow>
          <msub>
            <mi>p</mi>
            <mstyle mathsize="8pt">
              <mstyle mathvariant="italic">
                <mtext>rs</mtext>
              </mstyle>
            </mstyle>
          </msub>
          <mo stretchy="false">)</mo>
          <mi>,</mi>
          <mspace width="0.5em"/>
          <mi>r</mi>
          <mi>,</mi>
          <mspace width="0.5em"/>
          <mrow>
            <mi>s</mi>
            <mo stretchy="false">∈</mo>
            <mi>S</mi>
          </mrow>
          <mo stretchy="false">)</mo>
        </mrow>
      </mstyle>
      <mrow/>
    </mrow>
    <annotation encoding="StarMath 5.0"> size 12{ \( α rSub { size 8{r} } ,`r in Z,`P= \( p rSub { size 8{ ital "rs"} }  \) ,`r,`s in S \) } {}</annotation>
  </semantics>
</math>
</file>